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.6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ngle="91" style:vertical-align="middle"/>
      <style:paragraph-properties fo:text-align="center"/>
    </style:style>
    <style:style style:name="ce3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svg:stroke-width="0.7mm" draw:marker-start-width="3.05mm" draw:marker-end="Arrowheads_20_1" draw:marker-end-width="3.05mm" draw:textarea-horizontal-align="center" draw:textarea-vertical-align="middle" fo:padding-top="0.35mm" fo:padding-bottom="0.35mm" fo:padding-left="0.35mm" fo:padding-right="0.35mm"/>
    </style:style>
    <style:style style:name="gr2" style:family="graphic">
      <style:graphic-properties svg:stroke-width="0.7mm" svg:stroke-color="#e16173" draw:marker-start-width="3.05mm" draw:marker-end="Arrowheads_20_1" draw:marker-end-width="3.05mm" draw:textarea-horizontal-align="center" draw:textarea-vertical-align="middle" fo:padding-top="0.35mm" fo:padding-bottom="0.35mm" fo:padding-left="0.35mm" fo:padding-right="0.35mm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ubblesort" table:style-name="ta1">
        <table:shapes>
          <draw:line draw:z-index="0" draw:style-name="gr1" draw:text-style-name="P1" svg:x1="56.89mm" svg:y1="9.7mm" svg:x2="47.01mm" svg:y2="17.15mm">
            <text:p/>
          </draw:line>
          <draw:line draw:z-index="1" draw:style-name="gr1" draw:text-style-name="P1" svg:x1="47.87mm" svg:y1="9.69mm" svg:x2="56.66mm" svg:y2="16.92mm">
            <text:p/>
          </draw:line>
          <draw:line draw:z-index="2" draw:style-name="gr1" draw:text-style-name="P1" svg:x1="47mm" svg:y1="23.26mm" svg:x2="37.12mm" svg:y2="30.71mm">
            <text:p/>
          </draw:line>
          <draw:line draw:z-index="3" draw:style-name="gr1" draw:text-style-name="P1" svg:x1="37.98mm" svg:y1="23.25mm" svg:x2="46.77mm" svg:y2="30.48mm">
            <text:p/>
          </draw:line>
          <draw:line draw:z-index="4" draw:style-name="gr1" draw:text-style-name="P1" svg:x1="36.89mm" svg:y1="36.81mm" svg:x2="27.01mm" svg:y2="44.26mm">
            <text:p/>
          </draw:line>
          <draw:line draw:z-index="5" draw:style-name="gr1" draw:text-style-name="P1" svg:x1="27.87mm" svg:y1="36.8mm" svg:x2="36.66mm" svg:y2="44.03mm">
            <text:p/>
          </draw:line>
          <draw:line draw:z-index="6" draw:style-name="gr1" draw:text-style-name="P1" svg:x1="26.57mm" svg:y1="50.58mm" svg:x2="16.69mm" svg:y2="58.03mm">
            <text:p/>
          </draw:line>
          <draw:line draw:z-index="7" draw:style-name="gr1" draw:text-style-name="P1" svg:x1="17.55mm" svg:y1="50.57mm" svg:x2="26.34mm" svg:y2="57.8mm">
            <text:p/>
          </draw:line>
          <draw:line draw:z-index="8" draw:style-name="gr1" draw:text-style-name="P1" svg:x1="136.46mm" svg:y1="9.26mm" svg:x2="136.24mm" svg:y2="17.84mm">
            <text:p/>
          </draw:line>
          <draw:line draw:z-index="9" draw:style-name="gr1" draw:text-style-name="P1" svg:x1="125.12mm" svg:y1="9.48mm" svg:x2="125.56mm" svg:y2="18.06mm">
            <text:p/>
          </draw:line>
          <draw:line draw:z-index="10" draw:style-name="gr1" draw:text-style-name="P1" svg:x1="123.55mm" svg:y1="23.04mm" svg:x2="113.67mm" svg:y2="30.49mm">
            <text:p/>
          </draw:line>
          <draw:line draw:z-index="11" draw:style-name="gr1" draw:text-style-name="P1" svg:x1="115.08mm" svg:y1="23.03mm" svg:x2="123.87mm" svg:y2="30.26mm">
            <text:p/>
          </draw:line>
          <draw:line draw:z-index="12" draw:style-name="gr1" draw:text-style-name="P1" svg:x1="112.97mm" svg:y1="36.99mm" svg:x2="103.09mm" svg:y2="44.44mm">
            <text:p/>
          </draw:line>
          <draw:line draw:z-index="13" draw:style-name="gr1" draw:text-style-name="P1" svg:x1="103.96mm" svg:y1="36.69mm" svg:x2="112.75mm" svg:y2="43.92mm">
            <text:p/>
          </draw:line>
          <draw:line draw:z-index="14" draw:style-name="gr1" draw:text-style-name="P1" svg:x1="199.2mm" svg:y1="23.34mm" svg:x2="189.32mm" svg:y2="30.79mm">
            <text:p/>
          </draw:line>
          <draw:line draw:z-index="15" draw:style-name="gr1" draw:text-style-name="P1" svg:x1="190.73mm" svg:y1="23.33mm" svg:x2="199.52mm" svg:y2="30.56mm">
            <text:p/>
          </draw:line>
          <draw:line draw:z-index="16" draw:style-name="gr1" draw:text-style-name="P1" svg:x1="210.2mm" svg:y1="9.63mm" svg:x2="200.32mm" svg:y2="17.08mm">
            <text:p/>
          </draw:line>
          <draw:line draw:z-index="17" draw:style-name="gr1" draw:text-style-name="P1" svg:x1="201.73mm" svg:y1="9.62mm" svg:x2="210.52mm" svg:y2="16.85mm">
            <text:p/>
          </draw:line>
          <draw:line draw:z-index="18" draw:style-name="gr1" draw:text-style-name="P1" svg:x1="286.37mm" svg:y1="9.38mm" svg:x2="276.49mm" svg:y2="16.83mm">
            <text:p/>
          </draw:line>
          <draw:line draw:z-index="19" draw:style-name="gr1" draw:text-style-name="P1" svg:x1="277.9mm" svg:y1="9.37mm" svg:x2="286.69mm" svg:y2="16.6mm">
            <text:p/>
          </draw:line>
        </table:shapes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1<text:span text:style-name="T1">st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2<text:span text:style-name="T1">n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3<text:span text:style-name="T1">r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4<text:span text:style-name="T1">th</text:span> Pass</text:p>
          </table:table-cell>
          <table:covered-table-cell table:number-columns-repeated="4" table:style-name="ce1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3" table:number-columns-repeated="5"/>
        </table:table-row>
        <table:table-row table:style-name="ro1">
          <table:table-cell table:number-columns-repeated="6"/>
          <table:table-cell table:style-name="ce16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3" table:number-columns-repeated="5"/>
          <table:table-cell table:number-columns-repeated="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3" table:number-columns-repeated="5"/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Legend</text:p>
          </table:table-cell>
          <table:covered-table-cell table:number-columns-repeated="4" table:style-name="ce10"/>
          <table:table-cell table:number-columns-repeated="18"/>
        </table:table-row>
        <table:table-row table:style-name="ro1">
          <table:table-cell/>
          <table:table-cell table:style-name="ce7"/>
          <table:table-cell table:style-name="ce11" office:value-type="string" calcext:value-type="string" table:number-columns-spanned="4" table:number-rows-spanned="1">
            <text:p>Un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4" table:number-rows-spanned="1">
            <text:p>Comparing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9"/>
          <table:table-cell table:style-name="ce11" office:value-type="string" calcext:value-type="string" table:number-columns-spanned="4" table:number-rows-spanned="1">
            <text:p>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104855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election Sort" table:style-name="ta1">
        <table:shapes>
          <draw:line draw:z-index="0" draw:style-name="gr1" draw:text-style-name="P1" svg:x1="60.16mm" svg:y1="22.58mm" svg:x2="16.29mm" svg:y2="30.1mm">
            <text:p/>
          </draw:line>
          <draw:line draw:z-index="1" draw:style-name="gr1" draw:text-style-name="P1" svg:x1="16.89mm" svg:y1="23.18mm" svg:x2="60.46mm" svg:y2="30.41mm">
            <text:p/>
          </draw:line>
          <draw:line draw:z-index="2" draw:style-name="gr1" draw:text-style-name="P1" svg:x1="187.64mm" svg:y1="23.64mm" svg:x2="177.76mm" svg:y2="31.09mm">
            <text:p/>
          </draw:line>
          <draw:line draw:z-index="3" draw:style-name="gr1" draw:text-style-name="P1" svg:x1="178.57mm" svg:y1="23.03mm" svg:x2="187.36mm" svg:y2="30.26mm">
            <text:p/>
          </draw:line>
          <draw:line draw:z-index="4" draw:style-name="gr1" draw:text-style-name="P1" svg:x1="244.49mm" svg:y1="22.88mm" svg:x2="244.79mm" svg:y2="31.01mm">
            <text:p/>
          </draw:line>
          <draw:line draw:z-index="5" draw:style-name="gr1" draw:text-style-name="P1" svg:x1="123.88mm" svg:y1="23.48mm" svg:x2="103.13mm" svg:y2="31.01mm">
            <text:p/>
          </draw:line>
          <draw:line draw:z-index="6" draw:style-name="gr1" draw:text-style-name="P1" svg:x1="102.83mm" svg:y1="23.48mm" svg:x2="124.17mm" svg:y2="30.41mm">
            <text:p/>
          </draw:line>
          <draw:line draw:z-index="7" draw:style-name="gr1" draw:text-style-name="P1" svg:x1="254.87mm" svg:y1="22.88mm" svg:x2="254.87mm" svg:y2="31.31mm">
            <text:p/>
          </draw:line>
        </table:shapes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1<text:span text:style-name="T1">st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2<text:span text:style-name="T1">n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3<text:span text:style-name="T1">r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4<text:span text:style-name="T1">th</text:span> Pass</text:p>
          </table:table-cell>
          <table:covered-table-cell table:number-columns-repeated="4" table:style-name="ce1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/>
          <table:table-cell table:style-name="ce33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style-name="ce16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Legend</text:p>
          </table:table-cell>
          <table:covered-table-cell table:number-columns-repeated="4" table:style-name="ce10"/>
          <table:table-cell table:number-columns-repeated="18"/>
        </table:table-row>
        <table:table-row table:style-name="ro1">
          <table:table-cell/>
          <table:table-cell table:style-name="ce7"/>
          <table:table-cell table:style-name="ce11" office:value-type="string" calcext:value-type="string" table:number-columns-spanned="4" table:number-rows-spanned="1">
            <text:p>Un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4" table:number-rows-spanned="1">
            <text:p>Comparing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34"/>
          <table:table-cell table:style-name="ce12" office:value-type="string" calcext:value-type="string" table:number-columns-spanned="4" table:number-rows-spanned="1">
            <text:p>Located Max Value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9"/>
          <table:table-cell table:style-name="ce11" office:value-type="string" calcext:value-type="string" table:number-columns-spanned="4" table:number-rows-spanned="1">
            <text:p>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104855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Insertion Sort" table:style-name="ta1">
        <table:shapes>
          <draw:line draw:z-index="0" draw:style-name="gr1" draw:text-style-name="P1" svg:x1="26.72mm" svg:y1="9.49mm" svg:x2="16.84mm" svg:y2="16.94mm">
            <text:p/>
          </draw:line>
          <draw:line draw:z-index="1" draw:style-name="gr1" draw:text-style-name="P1" svg:x1="111.73mm" svg:y1="8.74mm" svg:x2="90.98mm" svg:y2="16.27mm">
            <text:p/>
          </draw:line>
          <draw:line draw:z-index="2" draw:style-name="gr2" draw:text-style-name="P1" svg:x1="17.29mm" svg:y1="8.74mm" svg:x2="27.26mm" svg:y2="17.46mm">
            <text:p/>
          </draw:line>
          <draw:line draw:z-index="3" draw:style-name="gr2" draw:text-style-name="P1" svg:x1="91.58mm" svg:y1="9.33mm" svg:x2="101.55mm" svg:y2="18.05mm">
            <text:p/>
          </draw:line>
          <draw:line draw:z-index="4" draw:style-name="gr2" draw:text-style-name="P1" svg:x1="101.07mm" svg:y1="8.44mm" svg:x2="111.04mm" svg:y2="17.16mm">
            <text:p/>
          </draw:line>
          <draw:line draw:z-index="5" draw:style-name="gr2" draw:text-style-name="P1" svg:x1="176.94mm" svg:y1="8.73mm" svg:x2="186.91mm" svg:y2="17.45mm">
            <text:p/>
          </draw:line>
          <draw:line draw:z-index="6" draw:style-name="gr2" draw:text-style-name="P1" svg:x1="187.01mm" svg:y1="8.72mm" svg:x2="196.98mm" svg:y2="17.44mm">
            <text:p/>
          </draw:line>
          <draw:line draw:z-index="7" draw:style-name="gr1" draw:text-style-name="P1" svg:x1="198.26mm" svg:y1="9.35mm" svg:x2="177.51mm" svg:y2="16.88mm">
            <text:p/>
          </draw:line>
          <draw:line draw:z-index="8" draw:style-name="gr1" draw:text-style-name="P1" svg:x1="288.06mm" svg:y1="9.03mm" svg:x2="243.91mm" svg:y2="17.48mm">
            <text:p/>
          </draw:line>
          <draw:line draw:z-index="9" draw:style-name="gr2" draw:text-style-name="P1" svg:x1="245.99mm" svg:y1="9.63mm" svg:x2="255.96mm" svg:y2="18.35mm">
            <text:p/>
          </draw:line>
          <draw:line draw:z-index="10" draw:style-name="gr2" draw:text-style-name="P1" svg:x1="255.47mm" svg:y1="8.74mm" svg:x2="265.44mm" svg:y2="17.46mm">
            <text:p/>
          </draw:line>
          <draw:line draw:z-index="11" draw:style-name="gr2" draw:text-style-name="P1" svg:x1="264.66mm" svg:y1="9.03mm" svg:x2="274.63mm" svg:y2="17.75mm">
            <text:p/>
          </draw:line>
          <draw:line draw:z-index="12" draw:style-name="gr2" draw:text-style-name="P1" svg:x1="275.63mm" svg:y1="9.33mm" svg:x2="285.6mm" svg:y2="18.05mm">
            <text:p/>
          </draw:line>
        </table:shapes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1<text:span text:style-name="T1">st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2<text:span text:style-name="T1">n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3<text:span text:style-name="T1">rd</text:span> Pass</text:p>
          </table:table-cell>
          <table:covered-table-cell table:number-columns-repeated="4" table:style-name="ce10"/>
          <table:table-cell table:style-name="ce15"/>
          <table:table-cell table:style-name="ce1" office:value-type="string" calcext:value-type="string" table:number-columns-spanned="5" table:number-rows-spanned="1">
            <text:p>4<text:span text:style-name="T1">th</text:span> Pass</text:p>
          </table:table-cell>
          <table:covered-table-cell table:number-columns-repeated="4" table:style-name="ce1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 table:number-columns-repeated="5"/>
        </table:table-row>
        <table:table-row table:style-name="ro1">
          <table:table-cell table:number-columns-repeated="6"/>
          <table:table-cell table:style-name="ce16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Legend</text:p>
          </table:table-cell>
          <table:covered-table-cell table:number-columns-repeated="4" table:style-name="ce10"/>
          <table:table-cell table:number-columns-repeated="18"/>
        </table:table-row>
        <table:table-row table:style-name="ro1">
          <table:table-cell/>
          <table:table-cell table:style-name="ce7"/>
          <table:table-cell table:style-name="ce11" office:value-type="string" calcext:value-type="string" table:number-columns-spanned="4" table:number-rows-spanned="1">
            <text:p>Un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4" table:number-rows-spanned="1">
            <text:p>Current Key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/>
          <table:table-cell table:style-name="ce9"/>
          <table:table-cell table:style-name="ce11" office:value-type="string" calcext:value-type="string" table:number-columns-spanned="4" table:number-rows-spanned="1">
            <text:p>Sorted Elements</text:p>
          </table:table-cell>
          <table:covered-table-cell table:style-name="ce13"/>
          <table:covered-table-cell table:number-columns-repeated="2"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104856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erge Sort" table:style-name="ta1">
        <table:shapes>
          <draw:line draw:z-index="0" draw:style-name="gr1" draw:text-style-name="P1" svg:x1="37.11mm" svg:y1="9.03mm" svg:x2="30.33mm" svg:y2="16.86mm">
            <text:p/>
          </draw:line>
          <draw:line draw:z-index="1" draw:style-name="gr1" draw:text-style-name="P1" svg:x1="49.77mm" svg:y1="9.63mm" svg:x2="66.85mm" svg:y2="16.86mm">
            <text:p/>
          </draw:line>
          <draw:line draw:z-index="2" draw:style-name="gr1" draw:text-style-name="P1" svg:x1="36.81mm" svg:y1="22.88mm" svg:x2="39.17mm" svg:y2="31.31mm">
            <text:p/>
          </draw:line>
          <draw:line draw:z-index="3" draw:style-name="gr1" draw:text-style-name="P1" svg:x1="27.39mm" svg:y1="22.58mm" svg:x2="16.79mm" svg:y2="30.4mm">
            <text:p/>
          </draw:line>
          <draw:line draw:z-index="4" draw:style-name="gr1" draw:text-style-name="P1" svg:x1="66.85mm" svg:y1="23.48mm" svg:x2="61.56mm" svg:y2="30.12mm">
            <text:p/>
          </draw:line>
          <draw:line draw:z-index="5" draw:style-name="gr1" draw:text-style-name="P1" svg:x1="78.92mm" svg:y1="22.58mm" svg:x2="88.05mm" svg:y2="31.01mm">
            <text:p/>
          </draw:line>
          <draw:line draw:z-index="6" draw:style-name="gr1" draw:text-style-name="P1" svg:x1="61.25mm" svg:y1="36.73mm" svg:x2="55.96mm" svg:y2="43.37mm">
            <text:p/>
          </draw:line>
          <draw:line draw:z-index="7" draw:style-name="gr1" draw:text-style-name="P1" svg:x1="69.8mm" svg:y1="36.74mm" svg:x2="78.93mm" svg:y2="45.17mm">
            <text:p/>
          </draw:line>
          <draw:line draw:z-index="8" draw:style-name="gr2" draw:text-style-name="P1" svg:x1="20.34mm" svg:y1="50.27mm" svg:x2="36.52mm" svg:y2="57.8mm">
            <text:p/>
          </draw:line>
          <draw:line draw:z-index="9" draw:style-name="gr2" draw:text-style-name="P1" svg:x1="37.11mm" svg:y1="49.68mm" svg:x2="25.03mm" svg:y2="58.1mm">
            <text:p/>
          </draw:line>
          <draw:line draw:z-index="10" draw:style-name="gr2" draw:text-style-name="P1" svg:x1="57.72mm" svg:y1="49.67mm" svg:x2="57.72mm" svg:y2="58.1mm">
            <text:p/>
          </draw:line>
          <draw:line draw:z-index="11" draw:style-name="gr2" draw:text-style-name="P1" svg:x1="78.63mm" svg:y1="50.28mm" svg:x2="66.55mm" svg:y2="58.7mm">
            <text:p/>
          </draw:line>
          <draw:line draw:z-index="12" draw:style-name="gr2" draw:text-style-name="P1" svg:x1="102.2mm" svg:y1="49.97mm" svg:x2="90.12mm" svg:y2="58.39mm">
            <text:p/>
          </draw:line>
          <draw:line draw:z-index="13" draw:style-name="gr2" draw:text-style-name="P1" svg:x1="88.05mm" svg:y1="63.82mm" svg:x2="58.01mm" svg:y2="71.65mm">
            <text:p/>
          </draw:line>
          <draw:line draw:z-index="14" draw:style-name="gr2" draw:text-style-name="P1" svg:x1="57.43mm" svg:y1="63.52mm" svg:x2="69.79mm" svg:y2="71.35mm">
            <text:p/>
          </draw:line>
          <draw:line draw:z-index="15" draw:style-name="gr2" draw:text-style-name="P1" svg:x1="68.93mm" svg:y1="63.83mm" svg:x2="79.51mm" svg:y2="71.04mm">
            <text:p/>
          </draw:line>
          <draw:line draw:z-index="16" draw:style-name="gr2" draw:text-style-name="P1" svg:x1="58.6mm" svg:y1="77.38mm" svg:x2="28.56mm" svg:y2="85.21mm">
            <text:p/>
          </draw:line>
          <draw:line draw:z-index="17" draw:style-name="gr2" draw:text-style-name="P1" svg:x1="69.5mm" svg:y1="77.68mm" svg:x2="39.46mm" svg:y2="85.51mm">
            <text:p/>
          </draw:line>
          <draw:line draw:z-index="18" draw:style-name="gr2" draw:text-style-name="P1" svg:x1="79.81mm" svg:y1="77.69mm" svg:x2="49.77mm" svg:y2="85.52mm">
            <text:p/>
          </draw:line>
          <draw:line draw:z-index="19" draw:style-name="gr2" draw:text-style-name="P1" svg:x1="30.03mm" svg:y1="76.77mm" svg:x2="57.13mm" svg:y2="85.19mm">
            <text:p/>
          </draw:line>
          <draw:line draw:z-index="20" draw:style-name="gr2" draw:text-style-name="P1" svg:x1="39.17mm" svg:y1="77.07mm" svg:x2="66.27mm" svg:y2="85.49mm">
            <text:p/>
          </draw:line>
        </table:shapes>
        <table:table-column table:style-name="co1" table:number-columns-repeated="2" table:default-cell-style-name="Default"/>
        <table:table-column table:style-name="co2" table:number-columns-repeated="5" table:default-cell-style-name="ce3"/>
        <table:table-column table:style-name="co2" table:number-columns-repeated="3" table:default-cell-style-name="Default"/>
        <table:table-row table:style-name="ro1">
          <table:table-cell table:style-name="ce37" office:value-type="string" calcext:value-type="string" table:number-columns-spanned="1" table:number-rows-spanned="11">
            <text:p>Divide the list</text:p>
          </table:table-cell>
          <table:table-cell/>
          <table:table-cell table:style-name="Default"/>
          <table:table-cell table:style-name="ce10" table:number-columns-repeated="4"/>
          <table:table-cell table:style-name="ce15"/>
          <table:table-cell table:number-columns-repeated="2"/>
        </table:table-row>
        <table:table-row table:style-name="ro1">
          <table:covered-table-cell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table:style-name="ce37" office:value-type="string" calcext:value-type="string" table:number-columns-spanned="1" table:number-rows-spanned="13">
            <text:p>Merge the list (while sorting it)</text:p>
          </table:table-cell>
          <table:table-cell table:number-columns-repeated="9"/>
        </table:table-row>
        <table:table-row table:style-name="ro1">
          <table:covered-table-cell/>
          <table:table-cell table:number-columns-repeated="6"/>
          <table:table-cell table:style-name="ce3" table:number-columns-repeated="2"/>
          <table:table-cell/>
        </table:table-row>
        <table:table-row table:style-name="ro1">
          <table:covered-table-cell/>
          <table:table-cell/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6"/>
          <table:table-cell table:style-name="ce16"/>
          <table:table-cell table:number-columns-repeated="2"/>
        </table:table-row>
        <table:table-row table:style-name="ro1">
          <table:covered-table-cell/>
          <table:table-cell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covered-table-cell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covered-table-cell/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5" table:number-rows-spanned="1">
            <text:p>Legend</text:p>
          </table:table-cell>
          <table:covered-table-cell table:number-columns-repeated="4" table:style-name="ce10"/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 table:style-name="ce11" office:value-type="string" calcext:value-type="string" table:number-columns-spanned="4" table:number-rows-spanned="1">
            <text:p>Unsorted Elements</text:p>
          </table:table-cell>
          <table:covered-table-cell table:style-name="ce13"/>
          <table:covered-table-cell table:number-columns-repeated="2" table:style-name="ce14"/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style-name="ce11" office:value-type="string" calcext:value-type="string" table:number-columns-spanned="4" table:number-rows-spanned="1">
            <text:p>Sorted Elements</text:p>
          </table:table-cell>
          <table:covered-table-cell table:style-name="ce13"/>
          <table:covered-table-cell table:number-columns-repeated="2" table:style-name="ce14"/>
          <table:table-cell table:number-columns-repeated="3"/>
        </table:table-row>
        <table:table-row table:style-name="ro1" table:number-rows-repeated="10485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ounting Sort" table:style-name="ta1">
        <table:shapes>
          <draw:line draw:z-index="0" draw:style-name="gr1" draw:text-style-name="P1" svg:x1="38.14mm" svg:y1="20.47mm" svg:x2="115.88mm" svg:y2="30.41mm">
            <text:p/>
          </draw:line>
          <draw:line draw:z-index="1" draw:style-name="gr1" draw:text-style-name="P1" svg:x1="36.96mm" svg:y1="9.93mm" svg:x2="115.58mm" svg:y2="29.2mm">
            <text:p/>
          </draw:line>
          <draw:frame draw:z-index="2" draw:style-name="gr3" draw:text-style-name="P2" svg:width="159.88mm" svg:height="90.01mm" svg:x="42.54mm" svg:y="62.31mm">
            <draw:object draw:notify-on-update-of-ranges="'Counting Sort'.E4:'Counting Sort'.E13 'Counting Sort'.F4:'Counting Sort'.F4 'Counting Sort'.F4:'Counting Sort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3" draw:style-name="gr1" draw:text-style-name="P1" svg:x1="120.57mm" svg:y1="28.91mm" svg:x2="220.31mm" svg:y2="14.15mm">
            <text:p/>
          </draw:line>
        </table:shapes>
        <table:table-column table:style-name="co4" table:default-cell-style-name="Default"/>
        <table:table-column table:style-name="co4" table:default-cell-style-name="ce7"/>
        <table:table-column table:style-name="co3" table:number-columns-repeated="2" table:default-cell-style-name="Default"/>
        <table:table-column table:style-name="co3" table:default-cell-style-name="ce43"/>
        <table:table-column table:style-name="co3" table:default-cell-style-name="ce44"/>
        <table:table-column table:style-name="co3" table:number-columns-repeated="4" table:default-cell-style-name="Default"/>
        <table:table-column table:style-name="co3" table:default-cell-style-name="ce38"/>
        <table:table-column table:style-name="co3" table:default-cell-style-name="Default"/>
        <table:table-row table:style-name="ro1">
          <table:table-cell table:style-name="ce40" office:value-type="string" calcext:value-type="string" table:number-columns-spanned="2" table:number-rows-spanned="2">
            <text:p>1. Input Array</text:p>
          </table:table-cell>
          <table:covered-table-cell table:style-name="Default"/>
          <table:table-cell table:number-columns-repeated="2"/>
          <table:table-cell table:style-name="ce40" office:value-type="string" calcext:value-type="string" table:number-columns-spanned="2" table:number-rows-spanned="2">
            <text:p>2. Count Array</text:p>
          </table:table-cell>
          <table:covered-table-cell table:style-name="Default"/>
          <table:table-cell table:number-columns-repeated="4"/>
          <table:table-cell table:style-name="ce40" office:value-type="string" calcext:value-type="string" table:number-columns-spanned="2" table:number-rows-spanned="2">
            <text:p>3. Output Array</text:p>
          </table:table-cell>
          <table:covered-table-cell/>
        </table:table-row>
        <table:table-row table:style-name="ro1">
          <table:covered-table-cell/>
          <table:covered-table-cell table:style-name="Default"/>
          <table:table-cell table:number-columns-repeated="2"/>
          <table:covered-table-cell table:number-columns-repeated="2" table:style-name="Default"/>
          <table:table-cell table:number-columns-repeated="4"/>
          <table:covered-table-cell table:style-name="Default"/>
          <table:covered-table-cell/>
        </table:table-row>
        <table:table-row table:style-name="ro1">
          <table:table-cell table:style-name="ce41" office:value-type="string" calcext:value-type="string" table:number-columns-spanned="1" table:number-rows-spanned="16">
            <text:p>Unsorted Input Array of Integers</text:p>
            <text:p> (max value is 8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2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table:style-name="ce41" office:value-type="string" calcext:value-type="string" table:number-columns-spanned="1" table:number-rows-spanned="16">
            <text:p>Sorted Output Array of Integers</text:p>
            <text:p/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Coun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float" office:value="8" calcext:value-type="float">
            <text:p>8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20:17:19.517458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8:06:29.572835690</meta:creation-date>
    <dc:date>2019-04-26T21:26:46.027309370</dc:date>
    <meta:editing-duration>PT1H55M48S</meta:editing-duration>
    <meta:editing-cycles>5</meta:editing-cycles>
    <meta:generator>LibreOffice/6.2.2.2$MacOSX_X86_64 LibreOffice_project/2b840030fec2aae0fd2658d8d4f9548af4e3518d</meta:generator>
    <meta:document-statistic meta:table-count="5" meta:cell-count="292"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2cm" xlink:href=".." xlink:type="simple" chart:class="chart:bar" chart:style-name="ch1">
        <chart:title svg:x="5.27cm" svg:y="0.315cm" chart:style-name="ch2">
          <text:p>Distribution of Input Data</text:p>
        </chart:title>
        <chart:legend chart:legend-position="end" svg:x="14.276cm" svg:y="4.211cm" style:legend-expansion="high" chart:style-name="ch3"/>
        <chart:plot-area chart:style-name="ch4" table:cell-range-address="'Counting Sort'.E4:'Counting Sort'.F13" chart:data-source-has-labels="both" svg:x="0.992cm" svg:y="1.441cm" svg:width="12.769cm" svg:height="6.808cm">
          <chartooo:coordinate-region svg:x="1.733cm" svg:y="1.631cm" svg:width="12.028cm" svg:height="5.989cm"/>
          <chart:axis chart:dimension="x" chart:name="primary-x" chart:style-name="ch5" chartooo:axis-type="auto">
            <chartooo:date-scale/>
            <chart:categories table:cell-range-address="'Counting Sort'.E4:'Counting Sort'.E13"/>
          </chart:axis>
          <chart:axis chart:dimension="x" chart:name="secondary-x" chart:style-name="ch6">
            <chart:title svg:x="6.986cm" svg:y="8.367cm" chart:style-name="ch7">
              <text:p>Number</text:p>
            </chart:title>
          </chart:axis>
          <chart:axis chart:dimension="y" chart:name="primary-y" chart:style-name="ch8">
            <chart:grid chart:style-name="ch9" chart:class="major"/>
          </chart:axis>
          <chart:axis chart:dimension="y" chart:name="secondary-y" chart:style-name="ch10">
            <chart:title svg:x="0cm" svg:y="5.147cm" chart:style-name="ch11">
              <text:p>Count</text:p>
            </chart:title>
          </chart:axis>
          <chart:series chart:attached-axis="primary-y" chart:style-name="ch12" chart:values-cell-range-address="'Counting Sort'.F4:'Counting Sort'.F13" chart:label-cell-address="'Counting Sort'.F4:'Counting Sort'.F4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'Counting Sort'.F4:'Counting So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ex</text:p>
                <draw:g>
                  <svg:desc>'Counting Sort'.E4:'Counting Sort'.E13</svg:desc>
                </draw:g>
              </table:table-cell>
              <table:table-cell office:value-type="float" office:value="NaN">
                <text:p>NaN</text:p>
                <draw:g>
                  <svg:desc>'Counting Sort'.F4:'Counting Sort'.F13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